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C00000013A2BEF0DDF6CE40CB8.png" manifest:media-type="image/png"/>
  <manifest:file-entry manifest:full-path="Pictures/20000007000017E1000009ED05308B322779064C.svm" manifest:media-type="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51cm" fo:margin-left="-0.037cm" fo:margin-right="-0.016cm" table:align="margins" style:writing-mode="lr-tb"/>
    </style:style>
    <style:style style:name="Tableau1.A" style:family="table-column">
      <style:table-column-properties style:column-width="0.764cm" style:rel-column-width="3118*"/>
    </style:style>
    <style:style style:name="Tableau1.B" style:family="table-column">
      <style:table-column-properties style:column-width="6.645cm" style:rel-column-width="27128*"/>
    </style:style>
    <style:style style:name="Tableau1.C" style:family="table-column">
      <style:table-column-properties style:column-width="0.129cm" style:rel-column-width="525*"/>
    </style:style>
    <style:style style:name="Tableau1.D" style:family="table-column">
      <style:table-column-properties style:column-width="0.503cm" style:rel-column-width="2052*"/>
    </style:style>
    <style:style style:name="Tableau1.E" style:family="table-column">
      <style:table-column-properties style:column-width="8.012cm" style:rel-column-width="32712*"/>
    </style:style>
    <style:style style:name="Tableau1.1" style:family="table-row">
      <style:table-row-properties style:row-height="0.282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fo:keep-together="auto"/>
    </style:style>
    <style:style style:name="Tableau1.4" style:family="table-row">
      <style:table-row-properties style:row-height="0.388cm" fo:keep-together="auto"/>
    </style:style>
    <style:style style:name="Tableau1.6" style:family="table-row">
      <style:table-row-properties style:row-height="0.212cm" fo:keep-together="auto"/>
    </style:style>
    <style:style style:name="Tableau1.7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1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/>
    </style:style>
    <style:style style:name="P4" style:family="paragraph" style:parent-style-name="Text_20_body"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master-page-name="">
      <style:paragraph-properties fo:margin-top="0cm" fo:margin-bottom="0.109cm" loext:contextual-spacing="false" fo:line-height="100%" style:page-number="auto" style:shadow="none">
        <style:tab-stops/>
      </style:paragraph-properties>
      <style:text-properties fo:color="#cccccc" style:font-name="Arial1" fo:font-size="8pt" style:font-size-asian="8pt" style:font-size-complex="8pt"/>
    </style:style>
    <style:style style:name="P6" style:family="paragraph" style:parent-style-name="Text_20_body">
      <style:paragraph-properties fo:margin-top="0cm" fo:margin-bottom="0.109cm" loext:contextual-spacing="false" fo:line-height="100%" style:shadow="none">
        <style:tab-stops/>
      </style:paragraph-properties>
      <style:text-properties fo:color="#cccccc" style:font-name="Arial1" fo:font-size="8pt" style:font-size-asian="8pt" style:font-size-complex="8pt"/>
    </style:style>
    <style:style style:name="P7" style:family="paragraph" style:parent-style-name="Footer">
      <style:text-properties style:font-name="Arial1" fo:font-size="9pt" style:font-size-asian="9pt" style:font-name-complex="Arial1" style:font-size-complex="9pt"/>
    </style:style>
    <style:style style:name="P8" style:family="paragraph" style:parent-style-name="Standard">
      <style:paragraph-properties style:snap-to-layout-grid="false"/>
      <style:text-properties style:font-name="Arial1"/>
    </style:style>
    <style:style style:name="P9" style:family="paragraph" style:parent-style-name="Standard">
      <style:paragraph-properties style:text-autospace="none"/>
      <style:text-properties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5" style:family="paragraph" style:parent-style-name="Standard">
      <style:paragraph-properties style:text-autospace="none" style:snap-to-layout-grid="false"/>
      <style:text-properties style:font-name="Arial1" fo:font-size="11pt" fo:font-weight="normal" style:font-name-asian="Times New Roman" style:font-size-asian="11pt" style:font-weight-asian="normal" style:font-name-complex="Arial1" style:font-size-complex="11pt" style:font-weight-complex="normal"/>
    </style:style>
    <style:style style:name="P1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7" style:family="paragraph" style:parent-style-name="Standard">
      <style:paragraph-properties fo:line-height="0.388cm" style:snap-to-layout-grid="false"/>
      <style:text-properties fo:color="#000000" style:font-name="Arial1" fo:font-size="8pt" style:font-size-asian="8pt"/>
    </style:style>
    <style:style style:name="P1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1" style:family="paragraph" style:parent-style-name="Standard">
      <style:paragraph-properties fo:line-height="0.388cm" style:snap-to-layout-grid="false"/>
      <style:text-properties fo:text-transform="capitalize" style:font-name="Arial1" fo:font-size="8pt" style:font-size-asian="8pt"/>
    </style:style>
    <style:style style:name="P2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3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6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1" fo:font-size="11pt" style:font-size-asian="11pt" style:font-name-complex="Arial1" style:font-size-complex="11pt"/>
    </style:style>
    <style:style style:name="P27" style:family="paragraph" style:parent-style-name="Texte_20_de_20_saisie">
      <style:text-properties style:font-name="Arial1" fo:font-size="11pt" style:font-size-asian="11pt" style:font-size-complex="11pt"/>
    </style:style>
    <style:style style:name="P28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1" fo:font-size="11pt" style:font-size-asian="11pt" style:font-size-complex="11pt"/>
    </style:style>
    <style:style style:name="P29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-2.117cm" fo:line-height="0.388cm" fo:text-indent="0cm" style:auto-text-indent="false" style:snap-to-layout-grid="false"/>
      <style:text-properties style:font-name="Arial1" fo:font-size="8pt" style:font-size-asian="8pt"/>
    </style:style>
    <style:style style:name="P31" style:family="paragraph" style:parent-style-name="Text_20_body" style:master-page-name="First_20_Page">
      <style:paragraph-properties style:page-number="auto"/>
      <style:text-properties style:font-name="Arial1"/>
    </style:style>
    <style:style style:name="P32" style:family="paragraph" style:parent-style-name="Text_20_body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text-transform="capitalize"/>
    </style:style>
    <style:style style:name="T4" style:family="text">
      <style:text-properties style:font-name="Arial2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pdv">
        <text:p text:style-name="P3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15"><text:span text:style-name="T3"><text:user-field-get text:name="personne_qual"/></text:span><text:span text:style-name="T3"> <text:s/></text:span><text:span text:style-name="T3"><text:user-field-get text:name="personne_prenom"/></text:span><text:span text:style-name="T3"> </text:span><text:span text:style-name="T3"><text:user-field-get text:name="personne_nom"/></text:span></text:p>
              <text:p text:style-name="P9"><text:user-field-get text:name="adresse_numvoie"/> <text:s text:c="2"/><text:span text:style-name="T3"><text:user-field-get text:name="adresse_libtypevoie"/></text:span><text:span text:style-name="T3"> <text:s/></text:span><text:span text:style-name="T3"><text:user-field-get text:name="adresse_nomvoie"/></text:span></text:p>
              <text:p text:style-name="P18"><text:hidden-paragraph text:condition="ooow:adresse_compladr==&quot;&quot;" text:is-hidden="true"/><text:user-field-get text:name="adresse_compladr"/></text:p>
              <text:p text:style-name="P18"><text:hidden-paragraph text:condition="ooow:adresse_complideadr==&quot;&quot;" text:is-hidden="true"/><text:user-field-get text:name="adresse_complideadr"/></text:p>
              <text:p text:style-name="P13"><text:span text:style-name="T1"><text:user-field-get text:name="adresse_codepos"/></text:span><text:user-field-get text:name="adresse_nomcom"/> </text:p>
            </table:table-cell>
          </table:table-row>
          <table:table-row table:style-name="Tableau1.2">
            <table:table-cell table:style-name="Tableau1.A1" office:value-type="string">
              <text:p text:style-name="P16">Réf :</text:p>
            </table:table-cell>
            <table:table-cell table:style-name="Tableau1.A1" table:number-columns-spanned="2" office:value-type="string">
              <text:p text:style-name="P17"><text:s/><text:span text:style-name="T2">DPAS/SIS/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30"><text:text-input text:description="">Affaire suivie par : </text:text-input> <text:user-field-get text:name="user_nom">user_nom</text:user-field-get><text:user-field-get text:name="user_prenom">user_prenom</text:user-field-get></text:p>
            </table:table-cell>
            <table:covered-table-cell/>
            <table:table-cell table:style-name="Tableau1.A1" office:value-type="string">
              <text:p text:style-name="P21"/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6"><text:text-input text:description="">Tél. : </text:text-input></text:p>
            </table:table-cell>
            <table:table-cell table:style-name="Tableau1.A1" table:number-columns-spanned="2" office:value-type="string">
              <text:p text:style-name="P16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1">Bobigny, le <text:date style:data-style-name="N36" text:date-value="2017-02-23T10:51:24.730999893">23/02/2017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  <text:p text:style-name="P19"/>
        <text:p text:style-name="P19"/>
        <text:p text:style-name="P19"><text:user-field-get text:name="personne_qual"/></text:p>
        <text:p text:style-name="P12"/>
        <text:p text:style-name="P14">La Caisse d’Allocations Familiales vous a informé que vous bénéficiez désormais du R.S.A.</text:p>
        <text:p text:style-name="P14"/>
        <text:p text:style-name="P14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14"/>
        <text:p text:style-name="P14">Je vous informe que la loi prévoit que le non respect de cette obligation peut donner lieu à une suspension du versement de votre allocation.</text:p>
        <text:p text:style-name="P14"/>
        <text:p text:style-name="P22">Le service que vous devez contacter pour effectuer ces démarches est le suivant :</text:p>
        <text:p text:style-name="P22"/>
        <text:p text:style-name="P23"><text:user-field-get text:name="structurereferente_lib_struc"/></text:p>
        <text:p text:style-name="P23"><text:user-field-get text:name="structurereferente_num_voie"/> <text:s/><text:user-field-get text:name="structurereferente_type_voie"/> <text:s/><text:user-field-get text:name="structurereferente_nom_voie"/></text:p>
        <text:p text:style-name="P23"><text:user-field-get text:name="structurereferente_code_postal"/> <text:s/><text:user-field-get text:name="structurereferente_ville"/></text:p>
        <text:p text:style-name="P23"><text:user-field-get text:name="structurereferente_numtel"/></text:p>
        <text:p text:style-name="P24"/>
        <text:p text:style-name="P14">Une fois votre contrat validé par le Président du Conseil départemental, votre référent vous accompagnera dans votre parcours et facilitera votre accès aux différentes actions d’insertion sociales et/ou professionnelles définies dans le contrat. </text:p>
        <text:p text:style-name="P14"/>
        <text:p text:style-name="P26">Dans le cas où le service référent désigné dans le présent courrier ne conviendrait pas à votre situation, vous devrez l’indiquer lors de votre premier entretien.</text:p>
        <text:p text:style-name="P20"/>
        <text:p text:style-name="P20">Je vous prie de croire, <text:user-field-get text:name="personne_qual"/>, à l'assurance de mes salutations distinguées.</text:p>
        <text:p text:style-name="P27"/>
        <text:p text:style-name="P27"/>
        <text:p text:style-name="P27"/>
        <text:p text:style-name="P28">Pour le Président du Conseil départemental</text:p>
        <text:p text:style-name="P28">et par délégation</text:p>
        <text:p text:style-name="P29"><draw:frame draw:style-name="fr1" draw:name="images3" text:anchor-type="paragraph" svg:x="7.313cm" svg:y="0.056cm" svg:width="5.895cm" svg:height="1.466cm" draw:z-index="1"><draw:image xlink:href="Pictures/20000007000017E1000009ED05308B322779064C.svm" xlink:type="simple" xlink:show="embed" xlink:actuate="onLoad"/></draw:frame>Clotilde Cottineau</text:p>
        <text:p text:style-name="P28"/>
        <text:p text:style-name="P28"/>
        <text:p text:style-name="P32"><text:span text:style-name="Strong_20_Emphasis"><text:span text:style-name="T4">Les données personnelles collectées sur votre dossier sont informatisées afin d’assurer la cohérence de votre parcours.</text:span></text:span></text:p>
        <text:p text:style-name="P25"><text:span text:style-name="Strong_20_Emphasis"><text:span text:style-name="T4">Elles sont réservées à l’usage de votre structure d’accompagnement et au Conseil départemental.</text:span>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fo:margin-top="0cm" fo:margin-bottom="0.109cm" loext:contextual-spacing="false" fo:line-height="100%" style:page-number="auto" style:shadow="none">
        <style:tab-stops/>
      </style:paragraph-properties>
      <style:text-properties fo:color="#cccccc" style:font-name="Arial1" fo:font-size="8pt" style:font-size-asian="8pt" style:font-size-complex="8pt"/>
    </style:style>
    <style:style style:name="MP4" style:family="paragraph" style:parent-style-name="Text_20_body">
      <style:paragraph-properties fo:margin-top="0cm" fo:margin-bottom="0.109cm" loext:contextual-spacing="false" fo:line-height="100%" style:shadow="none">
        <style:tab-stops/>
      </style:paragraph-properties>
      <style:text-properties fo:color="#cccccc" style:font-name="Arial1" fo:font-size="8pt" style:font-size-asian="8pt" style:font-size-complex="8pt"/>
    </style:style>
    <style:style style:name="MP5" style:family="paragraph" style:parent-style-name="Footer">
      <style:text-properties style:font-name="Arial1" fo:font-size="9pt" style:font-size-asian="9pt" style:font-name-complex="Arial1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2BEF0DDF6CE40CB8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Clotilde Cottineau</text:p>
        <text:p text:style-name="MP3">Cheffe de Service Adjointe de l’Insertion</text:p>
        <text:p text:style-name="MP4">et de la Solidarité 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4:56:24.71</meta:creation-date>
    <meta:editing-duration>PT34M18S</meta:editing-duration>
    <meta:editing-cycles>16</meta:editing-cycles>
    <meta:generator>LibreOffice/5.1.6.2$Windows_x86 LibreOffice_project/07ac168c60a517dba0f0d7bc7540f5afa45f0909</meta:generator>
    <dc:date>2017-02-23T10:51:24.299000000</dc:date>
    <meta:document-statistic meta:table-count="1" meta:image-count="2" meta:object-count="0" meta:page-count="1" meta:paragraph-count="29" meta:word-count="236" meta:character-count="1534" meta:non-whitespace-character-count="1301"/>
  </office:meta>
</office:document-meta>
</file>